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CE 55 Roman" svg:font-family="'Helvetica CE 55 Roma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918cm" fo:min-width="3.66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48cm" fo:min-width="3.48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88cm" fo:padding-top="0cm" fo:padding-bottom="0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ccff"/>
      <style:paragraph-properties fo:text-align="center"/>
      <style:text-properties style:font-name="Helvetica CE 55 Roman" fo:font-size="22pt" style:font-size-asian="22pt" style:font-size-complex="22pt"/>
    </style:style>
    <style:style style:name="P4" style:family="paragraph">
      <loext:graphic-properties draw:fill="solid" draw:fill-color="#f3a08c"/>
      <style:paragraph-properties fo:text-align="center"/>
      <style:text-properties style:font-name="Helvetica CE 55 Roman" fo:font-size="15pt" style:font-size-asian="15pt" style:font-size-complex="15pt"/>
    </style:style>
    <style:style style:name="P5" style:family="paragraph">
      <loext:graphic-properties draw:fill="solid" draw:fill-color="#ffff66"/>
      <style:paragraph-properties fo:text-align="center"/>
      <style:text-properties style:font-name="Helvetica CE 55 Roman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style:font-name="Helvetica CE 55 Roman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22pt" style:font-size-asian="22pt" style:font-size-complex="22pt"/>
    </style:style>
    <style:style style:name="T2" style:family="text">
      <style:text-properties style:font-name="CMU Sans Serif" fo:font-size="15pt" style:font-size-asian="15pt" style:font-size-complex="15pt"/>
    </style:style>
    <style:style style:name="T3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.5cm" svg:x="0.25cm" svg:y="0.2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.3cm" svg:x="0.5cm" svg:y="1cm">
          <text:p text:style-name="P2"><text:span text:style-name="T1">asser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cm" svg:height="0.75cm" svg:x="0.5cm" svg:y="2.575cm">
          <text:p text:style-name="P2"><text:span text:style-name="T2">prove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cm" svg:height="0.75cm" svg:x="0.5cm" svg:y="3.575cm">
          <text:p text:style-name="P2"><text:span text:style-name="T2">publicati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4cm" svg:height="0.497cm" svg:x="0.5cm" svg:y="0.293cm">
          <draw:text-box>
            <text:p text:style-name="P2"><text:span text:style-name="T3">nanopublication</text:span></text:p>
          </draw:text-box>
        </draw:frame>
        <draw:line draw:style-name="gr6" draw:text-style-name="P7" draw:layer="layout" svg:x1="2.5cm" svg:y1="2.575cm" svg:x2="2.5cm" svg:y2="2.1cm">
          <text:p/>
        </draw:line>
        <draw:line draw:style-name="gr6" draw:text-style-name="P7" draw:layer="layout" svg:x1="2.5cm" svg:y1="4.325cm" svg:x2="2.5cm" svg:y2="4.6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CE 55 Roman" svg:font-family="'Helvetica CE 55 Roma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5-02-02T17:10:22.979354076</meta:creation-date>
    <dc:date>2022-01-26T09:53:43.095305769</dc:date>
    <dc:creator>Tobias Kuhn</dc:creator>
    <meta:editing-duration>PT13M50S</meta:editing-duration>
    <meta:editing-cycles>6</meta:editing-cycles>
    <meta:generator>LibreOffice/7.2.2.2$Linux_X86_64 LibreOffice_project/20$Build-2</meta:generator>
    <meta:document-statistic meta:object-count="7"/>
  </office:meta>
</office:document-meta>
</file>